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19"/>
      <text:p text:style-name="P19">Mon 5/15/2017 <text:span text:style-name="T1">10.5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 I ran these 3 miles with John Ziegler.</text:p>
      <text:p text:style-name="P19">Miles 9 and 10 were in 8:42 and 8:17.</text:p>
      <text:p text:style-name="P19">I warmed down with a ½ mile jog. </text:p>
      <text:p text:style-name="P20"/>
      <text:p text:style-name="P19">Tues 5/16/2017<text:span text:style-name="T1"> 4 miles </text:span></text:p>
      <text:p text:style-name="P19">I ran and walked 4 miles on hilly roads and averaged 11:25/mile.</text:p>
      <text:p text:style-name="P19"/>
      <text:p text:style-name="P19">Wed 5/17/2017 <text:span text:style-name="T1">5 miles</text:span></text:p>
      <text:p text:style-name="P19">I ran and walked 5 miles on hilly roads and averaged 11:15/mile. I walked about 0.1 miles during each half mile.</text:p>
      <text:p text:style-name="P19"/>
      <text:p text:style-name="P19">Thur 5/18/2017 <text:span text:style-name="T1">6 miles</text:span></text:p>
      <text:p text:style-name="P19">I ran 6 miles with Jim Fitch on hilly roads and averaged 10:22/mile.</text:p>
      <text:p text:style-name="P19"/>
      <text:p text:style-name="P19">Fri 5/19/2017 <text:span text:style-name="T1">no running</text:span></text:p>
      <text:p text:style-name="P19"><text:span text:style-name="T1"/></text:p>
      <text:p text:style-name="P19"><text:span text:style-name="T1">33.5 miles in the last wee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9T16:24:41.30</dc:date>
    <dc:creator>James Lombardi</dc:creator>
    <meta:editing-duration>P1DT3H45M22S</meta:editing-duration>
    <meta:editing-cycles>209</meta:editing-cycles>
    <meta:document-statistic meta:table-count="0" meta:image-count="0" meta:object-count="0" meta:page-count="9" meta:paragraph-count="206" meta:word-count="2669" meta:character-count="13057"/>
  </office:meta>
</office:document-meta>
</file>